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Bench zlog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wc -l</text:p>
          </table:table-cell>
          <table:table-cell table:style-name="Default" office:value-type="string" calcext:value-type="string">
            <text:p>log/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/s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WAIT</text:p>
          </table:table-cell>
          <table:table-cell office:value-type="float" office:value="16622337" calcext:value-type="float">
            <text:p>16622337</text:p>
          </table:table-cell>
          <table:table-cell table:formula="of:=[.B8]/[.A$2]" office:value-type="float" office:value="277038.95" calcext:value-type="float">
            <text:p>277039</text:p>
          </table:table-cell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DONTWAIT</text:p>
          </table:table-cell>
          <table:table-cell office:value-type="float" office:value="16791156" calcext:value-type="float">
            <text:p>16791156</text:p>
          </table:table-cell>
          <table:table-cell table:formula="of:=[.B9]/[.A$2]" office:value-type="float" office:value="279852.6" calcext:value-type="float">
            <text:p>279853</text:p>
          </table:table-cell>
          <table:table-cell table:style-name="ce3"/>
          <table:table-cell/>
          <table:table-cell office:value-type="string" calcext:value-type="string">
            <text:p># retries 1</text:p>
          </table:table-cell>
          <table:table-cell office:value-type="string" calcext:value-type="string">
            <text:p># sleep 100ns</text:p>
          </table:table-cell>
        </table:table-row>
        <table:table-row table:style-name="ro3">
          <table:table-cell office:value-type="string" calcext:value-type="string">
            <text:p>DONTWAIT</text:p>
          </table:table-cell>
          <table:table-cell office:value-type="float" office:value="15216151" calcext:value-type="float">
            <text:p>15216151</text:p>
          </table:table-cell>
          <table:table-cell table:formula="of:=[.B10]/[.A$2]" office:value-type="float" office:value="253602.516666667" calcext:value-type="float">
            <text:p>25360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0ns</text:p>
          </table:table-cell>
        </table:table-row>
        <table:table-row table:style-name="ro3">
          <table:table-cell office:value-type="string" calcext:value-type="string">
            <text:p>DONTWAIT</text:p>
          </table:table-cell>
          <table:table-cell office:value-type="float" office:value="15864376" calcext:value-type="float">
            <text:p>15864376</text:p>
          </table:table-cell>
          <table:table-cell table:formula="of:=[.B11]/[.A$2]" office:value-type="float" office:value="264406.266666667" calcext:value-type="float">
            <text:p>264406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00ns</text:p>
          </table:table-cell>
        </table:table-row>
        <table:table-row table:style-name="ro3">
          <table:table-cell office:value-type="string" calcext:value-type="string">
            <text:p>DONTWAIT</text:p>
          </table:table-cell>
          <table:table-cell office:value-type="float" office:value="15663756" calcext:value-type="float">
            <text:p>15663756</text:p>
          </table:table-cell>
          <table:table-cell table:formula="of:=[.B12]/[.A$2]" office:value-type="float" office:value="261062.6" calcext:value-type="float">
            <text:p>26106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ns</text:p>
          </table:table-cell>
        </table:table-row>
        <table:table-row table:style-name="ro3">
          <table:table-cell office:value-type="string" calcext:value-type="string">
            <text:p>DONTWAIT</text:p>
          </table:table-cell>
          <table:table-cell office:value-type="float" office:value="15906016" calcext:value-type="float">
            <text:p>15906016</text:p>
          </table:table-cell>
          <table:table-cell table:formula="of:=[.B13]/[.A$2]" office:value-type="float" office:value="265100.266666667" calcext:value-type="float">
            <text:p>265100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ns</text:p>
          </table:table-cell>
        </table:table-row>
        <table:table-row table:style-name="ro3">
          <table:table-cell office:value-type="string" calcext:value-type="string">
            <text:p>DONTWAIT</text:p>
          </table:table-cell>
          <table:table-cell office:value-type="float" office:value="15768556" calcext:value-type="float">
            <text:p>15768556</text:p>
          </table:table-cell>
          <table:table-cell table:formula="of:=[.B14]/[.A$2]" office:value-type="float" office:value="262809.266666667" calcext:value-type="float">
            <text:p>262809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ns</text:p>
          </table:table-cell>
        </table:table-row>
        <table:table-row table:style-name="ro3">
          <table:table-cell office:value-type="string" calcext:value-type="string">
            <text:p>DONTWAIT</text:p>
          </table:table-cell>
          <table:table-cell office:value-type="float" office:value="15485006" calcext:value-type="float">
            <text:p>15485006</text:p>
          </table:table-cell>
          <table:table-cell table:formula="of:=[.B15]/[.A$2]" office:value-type="float" office:value="258083.433333333" calcext:value-type="float">
            <text:p>258083</text:p>
          </table:table-cell>
          <table:table-cell table:style-name="ce3"/>
          <table:table-cell/>
          <table:table-cell office:value-type="string" calcext:value-type="string">
            <text:p>#retries 0</text:p>
          </table:table-cell>
          <table:table-cell office:value-type="string" calcext:value-type="string">
            <text:p>#sleep 100ns</text:p>
          </table:table-cell>
        </table:table-row>
        <table:table-row table:style-name="ro3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6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/Retry Code Removed</text:p>
          </table:table-cell>
          <table:table-cell/>
        </table:table-row>
        <table:table-row table:style-name="ro3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7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 code refactored, unused by default unless caller specifies it.</text:p>
          </table:table-cell>
          <table:table-cell/>
        </table:table-row>
        <table:table-row table:style-name="ro3">
          <table:table-cell/>
          <table:table-cell office:value-type="float" office:value="13932729" calcext:value-type="float">
            <text:p>13932729</text:p>
          </table:table-cell>
          <table:table-cell table:formula="of:=[.B18]/[.A$2]" office:value-type="float" office:value="232212.15" calcext:value-type="float">
            <text:p>232212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1" office:value-type="string" calcext:value-type="string">
            <text:p>inproc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3070041" calcext:value-type="float">
            <text:p>13070041</text:p>
          </table:table-cell>
          <table:table-cell table:formula="of:=[.B22]/[.A$2]" office:value-type="float" office:value="217834.016666667" calcext:value-type="float">
            <text:p>217834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3">
          <table:table-cell/>
          <table:table-cell office:value-type="float" office:value="12925045" calcext:value-type="float">
            <text:p>12925045</text:p>
          </table:table-cell>
          <table:table-cell table:formula="of:=[.B23]/[.A$2]" office:value-type="float" office:value="215417.416666667" calcext:value-type="float">
            <text:p>215417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3">
          <table:table-cell/>
          <table:table-cell office:value-type="float" office:value="12880020" calcext:value-type="float">
            <text:p>12880020</text:p>
          </table:table-cell>
          <table:table-cell table:formula="of:=[.B24]/[.A$2]" office:value-type="float" office:value="214667" calcext:value-type="float">
            <text:p>214667</text:p>
          </table:table-cell>
          <table:table-cell table:style-name="ce3"/>
          <table:table-cell/>
          <table:table-cell office:value-type="string" calcext:value-type="string">
            <text:p>memcpy but size correcting</text:p>
          </table:table-cell>
          <table:table-cell/>
        </table:table-row>
        <table:table-row table:style-name="ro3">
          <table:table-cell table:number-columns-repeated="3"/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13620052" calcext:value-type="float">
            <text:p>13620052</text:p>
          </table:table-cell>
          <table:table-cell table:formula="of:=[.B26]/[.A$2]" office:value-type="float" office:value="227000.866666667" calcext:value-type="float">
            <text:p>227001</text:p>
          </table:table-cell>
          <table:table-cell table:style-name="ce3"/>
          <table:table-cell/>
          <table:table-cell office:value-type="string" calcext:value-type="string">
            <text:p>no memcpy, correct sizing</text:p>
          </table:table-cell>
          <table:table-cell/>
        </table:table-row>
        <table:table-row table:style-name="ro3">
          <table:table-cell/>
          <table:table-cell office:value-type="float" office:value="14020067" calcext:value-type="float">
            <text:p>14020067</text:p>
          </table:table-cell>
          <table:table-cell table:formula="of:=[.B27]/[.A$2]" office:value-type="float" office:value="233667.783333333" calcext:value-type="float">
            <text:p>233668</text:p>
          </table:table-cell>
          <table:table-cell table:style-name="ce3"/>
          <table:table-cell/>
          <table:table-cell office:value-type="string" calcext:value-type="string">
            <text:p>DONTWAIT in recv (internal handler data socket)</text:p>
          </table:table-cell>
          <table:table-cell/>
        </table:table-row>
        <table:table-row table:style-name="ro3">
          <table:table-cell/>
          <table:table-cell office:value-type="float" office:value="13940034" calcext:value-type="float">
            <text:p>13940034</text:p>
          </table:table-cell>
          <table:table-cell table:formula="of:=[.B28]/[.A$2]" office:value-type="float" office:value="232333.9" calcext:value-type="float">
            <text:p>232334</text:p>
          </table:table-cell>
          <table:table-cell table:style-name="ce3"/>
          <table:table-cell/>
          <table:table-cell office:value-type="string" calcext:value-type="string">
            <text:p>DONTWAIT in send </text:p>
          </table:table-cell>
          <table:table-cell/>
        </table:table-row>
        <table:table-row table:style-name="ro3">
          <table:table-cell/>
          <table:table-cell office:value-type="float" office:value="13935079" calcext:value-type="float">
            <text:p>13935079</text:p>
          </table:table-cell>
          <table:table-cell table:formula="of:=[.B29]/[.A$2]" office:value-type="float" office:value="232251.316666667" calcext:value-type="float">
            <text:p>232251</text:p>
          </table:table-cell>
          <table:table-cell table:style-name="ce3"/>
          <table:table-cell/>
          <table:table-cell office:value-type="string" calcext:value-type="string">
            <text:p>DONTWAIT both side</text:p>
          </table:table-cell>
          <table:table-cell/>
        </table:table-row>
        <table:table-row table:style-name="ro3">
          <table:table-cell/>
          <table:table-cell office:value-type="float" office:value="13790040" calcext:value-type="float">
            <text:p>13790040</text:p>
          </table:table-cell>
          <table:table-cell table:formula="of:=[.B30]/[.A$2]" office:value-type="float" office:value="229834" calcext:value-type="float">
            <text:p>229834</text:p>
          </table:table-cell>
          <table:table-cell table:style-name="ce3"/>
          <table:table-cell/>
          <table:table-cell office:value-type="string" calcext:value-type="string">
            <text:p>No IO thread in contxt</text:p>
          </table:table-cell>
          <table:table-cell/>
        </table:table-row>
        <table:table-row table:style-name="ro3">
          <table:table-cell table:number-columns-repeated="3"/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13950054" calcext:value-type="float">
            <text:p>13950054</text:p>
          </table:table-cell>
          <table:table-cell table:formula="of:=[.B32]/[.A$2]" office:value-type="float" office:value="232500.9" calcext:value-type="float">
            <text:p>232501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zlog mt (github)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3321308" calcext:value-type="float">
            <text:p>23321308</text:p>
          </table:table-cell>
          <table:table-cell table:formula="of:=[.B36]/[.A$2]" office:value-type="float" office:value="388688.466666667" calcext:value-type="float">
            <text:p>388688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19331129" calcext:value-type="float">
            <text:p>19331129</text:p>
          </table:table-cell>
          <table:table-cell table:formula="of:=[.B37]/[.A$2]" office:value-type="float" office:value="322185.483333333" calcext:value-type="float">
            <text:p>322185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13207817" calcext:value-type="float">
            <text:p>13207817</text:p>
          </table:table-cell>
          <table:table-cell table:formula="of:=[.B38]/[.A$2]" office:value-type="float" office:value="220130.283333333" calcext:value-type="float">
            <text:p>220130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26638483" calcext:value-type="float">
            <text:p>26638483</text:p>
          </table:table-cell>
          <table:table-cell table:formula="of:=[.B39]/[.A$2]" office:value-type="float" office:value="443974.716666667" calcext:value-type="float">
            <text:p>443975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13094022" calcext:value-type="float">
            <text:p>13094022</text:p>
          </table:table-cell>
          <table:table-cell table:formula="of:=[.B40]/[.A$2]" office:value-type="float" office:value="218233.7" calcext:value-type="float">
            <text:p>218234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27767063" calcext:value-type="float">
            <text:p>27767063</text:p>
          </table:table-cell>
          <table:table-cell table:formula="of:=[.B41]/[.A$2]" office:value-type="float" office:value="462784.383333333" calcext:value-type="float">
            <text:p>462784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27810828" calcext:value-type="float">
            <text:p>27810828</text:p>
          </table:table-cell>
          <table:table-cell table:formula="of:=[.B42]/[.A$2]" office:value-type="float" office:value="463513.8" calcext:value-type="float">
            <text:p>463514</text:p>
          </table:table-cell>
          <table:table-cell table:style-name="ce3" office:value-type="float" office:value="2169244584" calcext:value-type="float">
            <text:p>2169244584</text:p>
          </table:table-cell>
          <table:table-cell table:formula="of:=[.D42]/60/1024/1024" office:value-type="float" office:value="34.4792140960693" calcext:value-type="float">
            <text:p>34.4792140961</text:p>
          </table:table-cell>
          <table:table-cell table:number-columns-repeated="2"/>
        </table:table-row>
        <table:table-row table:style-name="ro3">
          <table:table-cell/>
          <table:table-cell office:value-type="float" office:value="27162091" calcext:value-type="float">
            <text:p>27162091</text:p>
          </table:table-cell>
          <table:table-cell table:formula="of:=[.B43]/[.A$2]" office:value-type="float" office:value="452701.516666667" calcext:value-type="float">
            <text:p>452702</text:p>
          </table:table-cell>
          <table:table-cell table:style-name="ce3" office:value-type="float" office:value="2852019555" calcext:value-type="float">
            <text:p>2852019555</text:p>
          </table:table-cell>
          <table:table-cell table:formula="of:=[.D43]/60/1024/1024" office:value-type="float" office:value="45.3316299915314" calcext:value-type="float">
            <text:p>45.3316299915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260890" calcext:value-type="float">
            <text:p>15260890</text:p>
          </table:table-cell>
          <table:table-cell table:formula="of:=[.B44]/[.A$2]" office:value-type="float" office:value="254348.166666667" calcext:value-type="float">
            <text:p>254348</text:p>
          </table:table-cell>
          <table:table-cell table:style-name="ce3" office:value-type="float" office:value="1602393450" calcext:value-type="float">
            <text:p>1602393450</text:p>
          </table:table-cell>
          <table:table-cell table:formula="of:=[.D44]/60/1024/1024" office:value-type="float" office:value="25.4693579673767" calcext:value-type="float">
            <text:p>25.469357967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3">
          <table:table-cell/>
          <table:table-cell office:value-type="float" office:value="15525993" calcext:value-type="float">
            <text:p>15525993</text:p>
          </table:table-cell>
          <table:table-cell table:formula="of:=[.B45]/[.A$2]" office:value-type="float" office:value="258766.55" calcext:value-type="float">
            <text:p>258767</text:p>
          </table:table-cell>
          <table:table-cell table:style-name="ce3" office:value-type="float" office:value="1630229265" calcext:value-type="float">
            <text:p>1630229265</text:p>
          </table:table-cell>
          <table:table-cell table:formula="of:=[.D45]/60/1024/1024" office:value-type="float" office:value="25.9117963314056" calcext:value-type="float">
            <text:p>25.911796331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3">
          <table:table-cell office:value-type="string" calcext:value-type="string">
            <text:p>On grumpy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7675019" calcext:value-type="float">
            <text:p>7675019</text:p>
          </table:table-cell>
          <table:table-cell table:formula="of:=[.B47]/[.A$2]" office:value-type="float" office:value="127916.983333333" calcext:value-type="float">
            <text:p>127917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7510025" calcext:value-type="float">
            <text:p>7510025</text:p>
          </table:table-cell>
          <table:table-cell table:formula="of:=[.B48]/[.A$2]" office:value-type="float" office:value="125167.083333333" calcext:value-type="float">
            <text:p>125167</text:p>
          </table:table-cell>
          <table:table-cell table:style-name="ce3"/>
          <table:table-cell table:number-columns-repeated="3"/>
        </table:table-row>
        <table:table-row table:style-name="ro3">
          <table:table-cell/>
          <table:table-cell office:value-type="float" office:value="15004892" calcext:value-type="float">
            <text:p>15004892</text:p>
          </table:table-cell>
          <table:table-cell table:formula="of:=[.B49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49]/60/1024/1024" office:value-type="float" office:value="28.3810644467672" calcext:value-type="float">
            <text:p>28.3810644468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004892" calcext:value-type="float">
            <text:p>15004892</text:p>
          </table:table-cell>
          <table:table-cell table:formula="of:=[.B50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50]/60/1024/1024" office:value-type="float" office:value="28.3810644467672" calcext:value-type="float">
            <text:p>28.3810644468</text:p>
          </table:table-cell>
          <table:table-cell/>
          <table:table-cell table:style-name="ce4" office:value-type="string" calcext:value-type="string">
            <text:p>r6909</text:p>
          </table:table-cell>
        </table:table-row>
        <table:table-row table:style-name="ro3">
          <table:table-cell/>
          <table:table-cell office:value-type="float" office:value="46509055" calcext:value-type="float">
            <text:p>46509055</text:p>
          </table:table-cell>
          <table:table-cell table:formula="of:=[.B51]/[.A$2]" office:value-type="float" office:value="775150.916666667" calcext:value-type="float">
            <text:p>775151</text:p>
          </table:table-cell>
          <table:table-cell office:value-type="float" office:value="5534577529" calcext:value-type="float">
            <text:p>5534577529</text:p>
          </table:table-cell>
          <table:table-cell table:formula="of:=[.D51]/60/1024/1024" office:value-type="float" office:value="87.9697406927745" calcext:value-type="float">
            <text:p>87.9697406928</text:p>
          </table:table-cell>
          <table:table-cell/>
          <table:table-cell office:value-type="string" calcext:value-type="string">
            <text:p>33 threads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Using bximisc_strlcpy instead of strncpy()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54]-[.C$32])/[.C$32]" office:value-type="percentage" office:value="0.0869907743726297" calcext:value-type="percentage">
            <text:p>8.70%</text:p>
          </table:table-cell>
          <table:table-cell office:value-type="float" office:value="15163580" calcext:value-type="float">
            <text:p>15163580</text:p>
          </table:table-cell>
          <table:table-cell table:formula="of:=[.B54]/[.A$2]" office:value-type="float" office:value="252726.333333333" calcext:value-type="float">
            <text:p>252726</text:p>
          </table:table-cell>
          <table:table-cell table:style-name="ce3"/>
          <table:table-cell table:number-columns-repeated="3"/>
        </table:table-row>
        <table:table-row table:style-name="ro3">
          <table:table-cell table:style-name="ce2" table:formula="of:=([.C55]-[.C$32])/[.C$32]" office:value-type="percentage" office:value="0.0906385021878768" calcext:value-type="percentage">
            <text:p>9.06%</text:p>
          </table:table-cell>
          <table:table-cell office:value-type="float" office:value="15214466" calcext:value-type="float">
            <text:p>15214466</text:p>
          </table:table-cell>
          <table:table-cell table:formula="of:=[.B55]/[.A$2]" office:value-type="float" office:value="253574.433333333" calcext:value-type="float">
            <text:p>253574</text:p>
          </table:table-cell>
          <table:table-cell table:style-name="ce3"/>
          <table:table-cell table:number-columns-repeated="3"/>
        </table:table-row>
        <table:table-row table:style-name="ro3">
          <table:table-cell table:style-name="ce2" table:formula="of:=([.C56]-[.C$32])/[.C$32]" office:value-type="percentage" office:value="0.0834115050737438" calcext:value-type="percentage">
            <text:p>8.34%</text:p>
          </table:table-cell>
          <table:table-cell office:value-type="float" office:value="15113649" calcext:value-type="float">
            <text:p>15113649</text:p>
          </table:table-cell>
          <table:table-cell table:formula="of:=[.B56]/[.A$2]" office:value-type="float" office:value="251894.15" calcext:value-type="float">
            <text:p>251894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57]-[.C$32])/[.C$32]" office:value-type="percentage" office:value="0.0905628035561727" calcext:value-type="percentage">
            <text:p>9.06%</text:p>
          </table:table-cell>
          <table:table-cell office:value-type="float" office:value="15213410" calcext:value-type="float">
            <text:p>15213410</text:p>
          </table:table-cell>
          <table:table-cell table:formula="of:=[.B57]/[.A$2]" office:value-type="float" office:value="253556.833333333" calcext:value-type="float">
            <text:p>253557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58]-[.C$32])/[.C$32]" office:value-type="percentage" office:value="0.0869920646902156" calcext:value-type="percentage">
            <text:p>8.70%</text:p>
          </table:table-cell>
          <table:table-cell office:value-type="float" office:value="15163598" calcext:value-type="float">
            <text:p>15163598</text:p>
          </table:table-cell>
          <table:table-cell table:formula="of:=[.B58]/[.A$2]" office:value-type="float" office:value="252726.633333333" calcext:value-type="float">
            <text:p>252727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59]-[.C$32])/[.C$32]" office:value-type="percentage" office:value="0.108441444025951" calcext:value-type="percentage">
            <text:p>10.84%</text:p>
          </table:table-cell>
          <table:table-cell office:value-type="float" office:value="15462818" calcext:value-type="float">
            <text:p>15462818</text:p>
          </table:table-cell>
          <table:table-cell table:formula="of:=[.B59]/[.A$2]" office:value-type="float" office:value="257713.633333333" calcext:value-type="float">
            <text:p>25771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uncate destination strings instead of returning number of bytes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61]-[.C$32])/[.C$32]" office:value-type="percentage" office:value="0.0869874768943548" calcext:value-type="percentage">
            <text:p>8.70%</text:p>
          </table:table-cell>
          <table:table-cell office:value-type="float" office:value="15163534" calcext:value-type="float">
            <text:p>15163534</text:p>
          </table:table-cell>
          <table:table-cell table:formula="of:=[.B61]/[.A$2]" office:value-type="float" office:value="252725.5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62]-[.C$32])/[.C$32]" office:value-type="percentage" office:value="0.0869892690021129" calcext:value-type="percentage">
            <text:p>8.70%</text:p>
          </table:table-cell>
          <table:table-cell office:value-type="float" office:value="15163559" calcext:value-type="float">
            <text:p>15163559</text:p>
          </table:table-cell>
          <table:table-cell table:formula="of:=[.B62]/[.A$2]" office:value-type="float" office:value="252725.983333333" calcext:value-type="float">
            <text:p>252726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 more allocation, sprintf directly inside the zmsg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64]-[.C$32])/[.C$32]" office:value-type="percentage" office:value="0.0905645239796205" calcext:value-type="percentage">
            <text:p>9.06%</text:p>
          </table:table-cell>
          <table:table-cell office:value-type="float" office:value="15213434" calcext:value-type="float">
            <text:p>15213434</text:p>
          </table:table-cell>
          <table:table-cell table:formula="of:=[.B64]/[.A$2]" office:value-type="float" office:value="253557.233333333" calcext:value-type="float">
            <text:p>253557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65]-[.C$32])/[.C$32]" office:value-type="percentage" office:value="0.0869887672119406" calcext:value-type="percentage">
            <text:p>8.70%</text:p>
          </table:table-cell>
          <table:table-cell office:value-type="float" office:value="15163552" calcext:value-type="float">
            <text:p>15163552</text:p>
          </table:table-cell>
          <table:table-cell table:formula="of:=[.B65]/[.A$2]" office:value-type="float" office:value="252725.8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66]-[.C$32])/[.C$32]" office:value-type="percentage" office:value="0.0834128670756401" calcext:value-type="percentage">
            <text:p>8.34%</text:p>
          </table:table-cell>
          <table:table-cell office:value-type="float" office:value="15113668" calcext:value-type="float">
            <text:p>15113668</text:p>
          </table:table-cell>
          <table:table-cell table:formula="of:=[.B66]/[.A$2]" office:value-type="float" office:value="251894.466666667" calcext:value-type="float">
            <text:p>251894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67]-[.C$32])/[.C$32]" office:value-type="percentage" office:value="0.094139994010059" calcext:value-type="percentage">
            <text:p>9.41%</text:p>
          </table:table-cell>
          <table:table-cell office:value-type="float" office:value="15263312" calcext:value-type="float">
            <text:p>15263312</text:p>
          </table:table-cell>
          <table:table-cell table:formula="of:=[.B67]/[.A$2]" office:value-type="float" office:value="254388.533333333" calcext:value-type="float">
            <text:p>254389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70]-[.C$32])/[.C$32]" office:value-type="percentage" office:value="0.103523255178797" calcext:value-type="percentage">
            <text:p>10.35%</text:p>
          </table:table-cell>
          <table:table-cell office:value-type="float" office:value="15394209" calcext:value-type="float">
            <text:p>15394209</text:p>
          </table:table-cell>
          <table:table-cell table:formula="of:=[.B70]/[.A$2]" office:value-type="float" office:value="256570.15" calcext:value-type="float">
            <text:p>256570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71]-[.C$32])/[.C$32]" office:value-type="percentage" office:value="0.0971054305596237" calcext:value-type="percentage">
            <text:p>9.71%</text:p>
          </table:table-cell>
          <table:table-cell office:value-type="float" office:value="15304680" calcext:value-type="float">
            <text:p>15304680</text:p>
          </table:table-cell>
          <table:table-cell table:formula="of:=[.B71]/[.A$2]" office:value-type="float" office:value="255078" calcext:value-type="float">
            <text:p>255078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72]-[.C$32])/[.C$32]" office:value-type="percentage" office:value="0.10674775882588" calcext:value-type="percentage">
            <text:p>10.67%</text:p>
          </table:table-cell>
          <table:table-cell office:value-type="float" office:value="15439191" calcext:value-type="float">
            <text:p>15439191</text:p>
          </table:table-cell>
          <table:table-cell table:formula="of:=[.B72]/[.A$2]" office:value-type="float" office:value="257319.85" calcext:value-type="float">
            <text:p>257320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3">
          <table:table-cell table:style-name="ce2" table:formula="of:=([.C73]-[.C$32])/[.C$32]" office:value-type="percentage" office:value="0.0970887281153177" calcext:value-type="percentage">
            <text:p>9.71%</text:p>
          </table:table-cell>
          <table:table-cell office:value-type="float" office:value="15304447" calcext:value-type="float">
            <text:p>15304447</text:p>
          </table:table-cell>
          <table:table-cell table:formula="of:=[.B73]/[.A$2]" office:value-type="float" office:value="255074.116666667" calcext:value-type="float">
            <text:p>25507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multiple frames (removing size limitation) zerocopy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2836</text:p>
          </table:table-cell>
        </table:table-row>
        <table:table-row table:style-name="ro3">
          <table:table-cell table:style-name="ce2" table:formula="of:=([.C77]-[.C$32])/[.C$32]" office:value-type="percentage" office:value="-0.0453045558103216" calcext:value-type="percentage">
            <text:p>-4.53%</text:p>
          </table:table-cell>
          <table:table-cell office:value-type="float" office:value="13318053" calcext:value-type="float">
            <text:p>13318053</text:p>
          </table:table-cell>
          <table:table-cell table:formula="of:=[.B77]/[.A$2]" office:value-type="float" office:value="221967.55" calcext:value-type="float">
            <text:p>221968</text:p>
          </table:table-cell>
          <table:table-cell table:style-name="ce3"/>
          <table:table-cell office:value-type="string" calcext:value-type="string">
            <text:p>r2836</text:p>
          </table:table-cell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3">
          <table:table-cell table:style-name="ce2" table:formula="of:=([.C78]-[.C$32])/[.C$32]" office:value-type="percentage" office:value="-0.0416357528078386" calcext:value-type="percentage">
            <text:p>-4.16%</text:p>
          </table:table-cell>
          <table:table-cell office:value-type="float" office:value="13369233" calcext:value-type="float">
            <text:p>13369233</text:p>
          </table:table-cell>
          <table:table-cell table:formula="of:=[.B78]/[.A$2]" office:value-type="float" office:value="222820.55" calcext:value-type="float">
            <text:p>222821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copy, but two frames (1 for the header, 1 for the logmsg)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anch: bxilog-20mq-frames-per-log</text:p>
          </table:table-cell>
        </table:table-row>
        <table:table-row table:style-name="ro3">
          <table:table-cell table:style-name="ce2" table:formula="of:=([.C81]-[.C$32])/[.C$32]" office:value-type="percentage" office:value="0.0335785796958206" calcext:value-type="percentage">
            <text:p>3.36%</text:p>
          </table:table-cell>
          <table:table-cell office:value-type="float" office:value="14418477" calcext:value-type="float">
            <text:p>14418477</text:p>
          </table:table-cell>
          <table:table-cell table:formula="of:=[.B81]/[.A$2]" office:value-type="float" office:value="240307.95" calcext:value-type="float">
            <text:p>240308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bximisc refactored snd_data() function and bximisc_calloc()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84]-[.C$32])/[.C$32]" office:value-type="percentage" office:value="0.0229933160115366" calcext:value-type="percentage">
            <text:p>2.30%</text:p>
          </table:table-cell>
          <table:table-cell office:value-type="float" office:value="14270812" calcext:value-type="float">
            <text:p>14270812</text:p>
          </table:table-cell>
          <table:table-cell table:formula="of:=[.B84]/[.A$2]" office:value-type="float" office:value="237846.866666667" calcext:value-type="float">
            <text:p>237847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bximisc refactored snd_data() function and a stack allocated buffer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87]-[.C$32])/[.C$32]" office:value-type="percentage" office:value="0.0480226098049514" calcext:value-type="percentage">
            <text:p>4.80%</text:p>
          </table:table-cell>
          <table:table-cell office:value-type="float" office:value="14619972" calcext:value-type="float">
            <text:p>14619972</text:p>
          </table:table-cell>
          <table:table-cell table:formula="of:=[.B87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bximisc refactored snd_data_zc() function, bximisc_calloc() (zc = zero copy)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90]-[.C$32])/[.C$32]" office:value-type="percentage" office:value="0.0444469964058921" calcext:value-type="percentage">
            <text:p>4.44%</text:p>
          </table:table-cell>
          <table:table-cell office:value-type="float" office:value="14570092" calcext:value-type="float">
            <text:p>14570092</text:p>
          </table:table-cell>
          <table:table-cell table:formula="of:=[.B90]/[.A$2]" office:value-type="float" office:value="242834.866666667" calcext:value-type="float">
            <text:p>242835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bximisc refactored snd_data_zc() function, malloc() (zc = zero copy) instead of bximisc_calloc()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93]-[.C$32])/[.C$32]" office:value-type="percentage" office:value="0.0480226098049514" calcext:value-type="percentage">
            <text:p>4.80%</text:p>
          </table:table-cell>
          <table:table-cell office:value-type="float" office:value="14619972" calcext:value-type="float">
            <text:p>14619972</text:p>
          </table:table-cell>
          <table:table-cell table:formula="of:=[.B93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copy, but a single frame (1 sprintf + 1 memcopy for storing into a zmqmsg)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96]-[.C$32])/[.C$32]" office:value-type="percentage" office:value="0.130044084417164" calcext:value-type="percentage">
            <text:p>13.00%</text:p>
          </table:table-cell>
          <table:table-cell office:value-type="float" office:value="15764176" calcext:value-type="float">
            <text:p>15764176</text:p>
          </table:table-cell>
          <table:table-cell table:formula="of:=[.B96]/[.A$2]" office:value-type="float" office:value="262736.266666667" calcext:value-type="float">
            <text:p>26273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 table:style-name="ce1" office:value-type="string" calcext:value-type="string">
            <text:p>r2838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emoving call to strlen() for FILENAME and logmsg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7</text:p>
          </table:table-cell>
        </table:table-row>
        <table:table-row table:style-name="ro3">
          <table:table-cell table:style-name="ce2" table:formula="of:=([.C99]-[.C$32])/[.C$32]" office:value-type="percentage" office:value="0.248223985369519" calcext:value-type="percentage">
            <text:p>24.82%</text:p>
          </table:table-cell>
          <table:table-cell office:value-type="float" office:value="17412792" calcext:value-type="float">
            <text:p>17412792</text:p>
          </table:table-cell>
          <table:table-cell table:formula="of:=[.B99]/[.A$2]" office:value-type="float" office:value="290213.2" calcext:value-type="float">
            <text:p>290213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 table:style-name="ce2" table:formula="of:=([.C100]-[.C$32])/[.C$32]" office:value-type="percentage" office:value="0.251832573551328" calcext:value-type="percentage">
            <text:p>25.18%</text:p>
          </table:table-cell>
          <table:table-cell office:value-type="float" office:value="17463132" calcext:value-type="float">
            <text:p>17463132</text:p>
          </table:table-cell>
          <table:table-cell table:formula="of:=[.B100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3">
          <table:table-cell table:style-name="ce2"/>
          <table:table-cell table:number-columns-repeated="2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Removing call to strlen() for logger name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8</text:p>
          </table:table-cell>
        </table:table-row>
        <table:table-row table:style-name="ro3">
          <table:table-cell table:style-name="ce2" table:formula="of:=([.C103]-[.C$32])/[.C$32]" office:value-type="percentage" office:value="0.251832573551328" calcext:value-type="percentage">
            <text:p>25.18%</text:p>
          </table:table-cell>
          <table:table-cell office:value-type="float" office:value="17463132" calcext:value-type="float">
            <text:p>17463132</text:p>
          </table:table-cell>
          <table:table-cell table:formula="of:=[.B103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3">
          <table:table-cell table:style-name="ce2" table:formula="of:=([.C104]-[.C$32])/[.C$32]" office:value-type="percentage" office:value="0.266135027147565" calcext:value-type="percentage">
            <text:p>26.61%</text:p>
          </table:table-cell>
          <table:table-cell office:value-type="float" office:value="17662652" calcext:value-type="float">
            <text:p>17662652</text:p>
          </table:table-cell>
          <table:table-cell table:formula="of:=[.B104]/[.A$2]" office:value-type="float" office:value="294377.533333333" calcext:value-type="float">
            <text:p>29437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emoving call to getpid(), pid header field and bximisc_thread_rank()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98</text:p>
          </table:table-cell>
        </table:table-row>
        <table:table-row table:style-name="ro3">
          <table:table-cell table:style-name="ce2" table:formula="of:=([.C107]-[.C$32])/[.C$32]" office:value-type="percentage" office:value="0.251832573551328" calcext:value-type="percentage">
            <text:p>25.18%</text:p>
          </table:table-cell>
          <table:table-cell office:value-type="float" office:value="17463132" calcext:value-type="float">
            <text:p>17463132</text:p>
          </table:table-cell>
          <table:table-cell table:formula="of:=[.B107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3">
          <table:table-cell table:style-name="ce2" table:formula="of:=([.C108]-[.C$32])/[.C$32]" office:value-type="percentage" office:value="0.255408186950387" calcext:value-type="percentage">
            <text:p>25.54%</text:p>
          </table:table-cell>
          <table:table-cell office:value-type="float" office:value="17513012" calcext:value-type="float">
            <text:p>17513012</text:p>
          </table:table-cell>
          <table:table-cell table:formula="of:=[.B108]/[.A$2]" office:value-type="float" office:value="291883.533333333" calcext:value-type="float">
            <text:p>291884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mq HWMARK=100000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111]-[.C$32])/[.C$32]" office:value-type="percentage" office:value="0.25454224048165" calcext:value-type="percentage">
            <text:p>25.45%</text:p>
          </table:table-cell>
          <table:table-cell office:value-type="float" office:value="17500932" calcext:value-type="float">
            <text:p>17500932</text:p>
          </table:table-cell>
          <table:table-cell table:formula="of:=[.B111]/[.A$2]" office:value-type="float" office:value="291682.2" calcext:value-type="float">
            <text:p>291682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mq HWMARK=1000000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114]-[.C$32])/[.C$32]" office:value-type="percentage" office:value="0.43401968193098" calcext:value-type="percentage">
            <text:p>43.40%</text:p>
          </table:table-cell>
          <table:table-cell office:value-type="float" office:value="20004652" calcext:value-type="float">
            <text:p>20004652</text:p>
          </table:table-cell>
          <table:table-cell table:formula="of:=[.B114]/[.A$2]" office:value-type="float" office:value="333410.866666667" calcext:value-type="float">
            <text:p>333411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mq HWMARK=2000000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117]-[.C$32])/[.C$32]" office:value-type="percentage" office:value="0.434036886165459" calcext:value-type="percentage">
            <text:p>43.40%</text:p>
          </table:table-cell>
          <table:table-cell office:value-type="float" office:value="20004892" calcext:value-type="float">
            <text:p>20004892</text:p>
          </table:table-cell>
          <table:table-cell table:formula="of:=[.B117]/[.A$2]" office:value-type="float" office:value="333414.866666667" calcext:value-type="float">
            <text:p>333415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mq HWMARK=500000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120]-[.C$32])/[.C$32]" office:value-type="percentage" office:value="0.254783099764345" calcext:value-type="percentage">
            <text:p>25.48%</text:p>
          </table:table-cell>
          <table:table-cell office:value-type="float" office:value="17504292" calcext:value-type="float">
            <text:p>17504292</text:p>
          </table:table-cell>
          <table:table-cell table:formula="of:=[.B120]/[.A$2]" office:value-type="float" office:value="291738.2" calcext:value-type="float">
            <text:p>29173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mq HWMARK=750000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123]-[.C$32])/[.C$32]" office:value-type="percentage" office:value="0.344405691906282" calcext:value-type="percentage">
            <text:p>34.44%</text:p>
          </table:table-cell>
          <table:table-cell office:value-type="float" office:value="18754532" calcext:value-type="float">
            <text:p>18754532</text:p>
          </table:table-cell>
          <table:table-cell table:formula="of:=[.B123]/[.A$2]" office:value-type="float" office:value="312575.533333333" calcext:value-type="float">
            <text:p>312576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mq HWMARK=1750000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table:formula="of:=([.C126]-[.C$32])/[.C$32]" office:value-type="percentage" office:value="0.254826110350541" calcext:value-type="percentage">
            <text:p>25.48%</text:p>
          </table:table-cell>
          <table:table-cell office:value-type="float" office:value="17504892" calcext:value-type="float">
            <text:p>17504892</text:p>
          </table:table-cell>
          <table:table-cell table:formula="of:=[.B126]/[.A$2]" office:value-type="float" office:value="291748.2" calcext:value-type="float">
            <text:p>29174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zeromq HWMARK=1500000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404</text:p>
          </table:table-cell>
        </table:table-row>
        <table:table-row table:style-name="ro3">
          <table:table-cell table:style-name="ce2" table:formula="of:=([.C129]-[.C$32])/[.C$32]" office:value-type="percentage" office:value="0.613239059863137" calcext:value-type="percentage">
            <text:p>61.32%</text:p>
          </table:table-cell>
          <table:table-cell office:value-type="float" office:value="22504772" calcext:value-type="float">
            <text:p>22504772</text:p>
          </table:table-cell>
          <table:table-cell table:formula="of:=[.B129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style-name="ce2" table:formula="of:=([.C130]-[.C$32])/[.C$32]" office:value-type="percentage" office:value="0.613239059863137" calcext:value-type="percentage">
            <text:p>61.32%</text:p>
          </table:table-cell>
          <table:table-cell office:value-type="float" office:value="22504772" calcext:value-type="float">
            <text:p>22504772</text:p>
          </table:table-cell>
          <table:table-cell table:formula="of:=[.B130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style-name="ce2" table:formula="of:=([.C131]-[.C$32])/[.C$32]" office:value-type="percentage" office:value="0.613239059863137" calcext:value-type="percentage">
            <text:p>61.32%</text:p>
          </table:table-cell>
          <table:table-cell office:value-type="float" office:value="22504772" calcext:value-type="float">
            <text:p>22504772</text:p>
          </table:table-cell>
          <table:table-cell table:formula="of:=[.B131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3">
          <table:table-cell table:style-name="ce2"/>
          <table:table-cell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a pre-allocated buffer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894</text:p>
          </table:table-cell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34]/[.A$2]" office:value-type="float" office:value="375079.533333333" calcext:value-type="float">
            <text:p>375080</text:p>
          </table:table-cell>
          <table:table-cell table:style-name="ce3" office:value-type="float" office:value="2678067927" calcext:value-type="float">
            <text:p>2678067927</text:p>
          </table:table-cell>
          <table:table-cell table:formula="of:=[.D134]/60/1024/1024" office:value-type="float" office:value="42.5667433261871" calcext:value-type="float">
            <text:p>42.5667433262</text:p>
          </table:table-cell>
          <table:table-cell office:value-type="string" calcext:value-type="string">
            <text:p>gcc -O3 (v 4.7.3-r1)</text:p>
          </table:table-cell>
          <table:table-cell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arting basename() from the en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0</text:p>
          </table:table-cell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3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38]/60/1024/1024" office:value-type="float" office:value="42.5667433261871" calcext:value-type="float">
            <text:p>42.566743326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assing all length in header structure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41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41]/60/1024/1024" office:value-type="float" office:value="42.5667433261871" calcext:value-type="float">
            <text:p>42.5667433262</text:p>
          </table:table-cell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o not call localtime_r() → rely on postprocessing of log for producing date/time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46]/[.A$2]" office:value-type="float" office:value="375079.533333333" calcext:value-type="float">
            <text:p>375080</text:p>
          </table:table-cell>
          <table:table-cell office:value-type="float" office:value="2518767241" calcext:value-type="float">
            <text:p>2518767241</text:p>
          </table:table-cell>
          <table:table-cell table:formula="of:=[.D146]/60/1024/1024" office:value-type="float" office:value="40.0347271124522" calcext:value-type="float">
            <text:p>40.0347271125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o not fflush() after each log processed and do not call localtime_r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3">
          <table:table-cell/>
          <table:table-cell office:value-type="float" office:value="30004652" calcext:value-type="float">
            <text:p>30004652</text:p>
          </table:table-cell>
          <table:table-cell table:formula="of:=[.B149]/[.A$2]" office:value-type="float" office:value="500077.533333333" calcext:value-type="float">
            <text:p>500078</text:p>
          </table:table-cell>
          <table:table-cell office:value-type="float" office:value="3357139394" calcext:value-type="float">
            <text:p>3357139394</text:p>
          </table:table-cell>
          <table:table-cell table:formula="of:=[.D149]/60/1024/1024" office:value-type="float" office:value="53.3602936108907" calcext:value-type="float">
            <text:p>53.3602936109</text:p>
          </table:table-cell>
          <table:table-cell table:number-columns-repeated="2"/>
        </table:table-row>
        <table:table-row table:style-name="ro3">
          <table:table-cell/>
          <table:table-cell office:value-type="float" office:value="30004652" calcext:value-type="float">
            <text:p>30004652</text:p>
          </table:table-cell>
          <table:table-cell table:formula="of:=[.B150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0]/60/1024/1024" office:value-type="float" office:value="54.3678667068482" calcext:value-type="float">
            <text:p>54.367866706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o not fflush() after each log processed, do not call localtime_r(), fwrite() is not a cancellation point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3">
          <table:table-cell/>
          <table:table-cell office:value-type="float" office:value="30004652" calcext:value-type="float">
            <text:p>30004652</text:p>
          </table:table-cell>
          <table:table-cell table:formula="of:=[.B153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3]/60/1024/1024" office:value-type="float" office:value="54.3678667068482" calcext:value-type="float">
            <text:p>54.3678667068</text:p>
          </table:table-cell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o not fflush() after each log processe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4</text:p>
          </table:table-cell>
        </table:table-row>
        <table:table-row table:style-name="ro3">
          <table:table-cell/>
          <table:table-cell office:value-type="float" office:value="25662636" calcext:value-type="float">
            <text:p>25662636</text:p>
          </table:table-cell>
          <table:table-cell table:formula="of:=[.B157]/[.A$2]" office:value-type="float" office:value="427710.6" calcext:value-type="float">
            <text:p>427711</text:p>
          </table:table-cell>
          <table:table-cell office:value-type="float" office:value="3053853743" calcext:value-type="float">
            <text:p>3053853743</text:p>
          </table:table-cell>
          <table:table-cell table:formula="of:=[.D157]/60/1024/1024" office:value-type="float" office:value="48.5396980126699" calcext:value-type="float">
            <text:p>48.5396980127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5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58]/60/1024/1024" office:value-type="float" office:value="42.5667433261871" calcext:value-type="float">
            <text:p>42.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3">
          <table:table-cell/>
          <table:table-cell office:value-type="float" office:value="28142827" calcext:value-type="float">
            <text:p>28142827</text:p>
          </table:table-cell>
          <table:table-cell table:formula="of:=[.B159]/[.A$2]" office:value-type="float" office:value="469047.116666667" calcext:value-type="float">
            <text:p>469047</text:p>
          </table:table-cell>
          <table:table-cell office:value-type="float" office:value="3348996477" calcext:value-type="float">
            <text:p>3348996477</text:p>
          </table:table-cell>
          <table:table-cell table:formula="of:=[.D159]/60/1024/1024" office:value-type="float" office:value="53.2308654308319" calcext:value-type="float">
            <text:p>53.2308654308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3">
          <table:table-cell/>
          <table:table-cell office:value-type="float" office:value="29354220" calcext:value-type="float">
            <text:p>29354220</text:p>
          </table:table-cell>
          <table:table-cell table:formula="of:=[.B160]/[.A$2]" office:value-type="float" office:value="489237" calcext:value-type="float">
            <text:p>489237</text:p>
          </table:table-cell>
          <table:table-cell office:value-type="float" office:value="3493152249" calcext:value-type="float">
            <text:p>3493152249</text:p>
          </table:table-cell>
          <table:table-cell table:formula="of:=[.D160]/60/1024/1024" office:value-type="float" office:value="55.5221597194672" calcext:value-type="float">
            <text:p>55.5221597195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3">
          <table:table-cell/>
          <table:table-cell office:value-type="float" office:value="30004652" calcext:value-type="float">
            <text:p>30004652</text:p>
          </table:table-cell>
          <table:table-cell table:formula="of:=[.B161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1]/60/1024/1024" office:value-type="float" office:value="56.7524222056071" calcext:value-type="float">
            <text:p>56.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3">
          <table:table-cell/>
          <table:table-cell office:value-type="float" office:value="22505358" calcext:value-type="float">
            <text:p>22505358</text:p>
          </table:table-cell>
          <table:table-cell table:formula="of:=[.B162]/[.A$2]" office:value-type="float" office:value="375089.3" calcext:value-type="float">
            <text:p>375089</text:p>
          </table:table-cell>
          <table:table-cell office:value-type="float" office:value="2678137661" calcext:value-type="float">
            <text:p>2678137661</text:p>
          </table:table-cell>
          <table:table-cell table:formula="of:=[.D162]/60/1024/1024" office:value-type="float" office:value="42.5678517182668" calcext:value-type="float">
            <text:p>42.5678517183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o a flush() after a given polling timeout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6</text:p>
          </table:table-cell>
        </table:table-row>
        <table:table-row table:style-name="ro3">
          <table:table-cell/>
          <table:table-cell office:value-type="float" office:value="30004652" calcext:value-type="float">
            <text:p>30004652</text:p>
          </table:table-cell>
          <table:table-cell table:formula="of:=[.B165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5]/60/1024/1024" office:value-type="float" office:value="56.7524222056071" calcext:value-type="float">
            <text:p>56.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66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66]/60/1024/1024" office:value-type="float" office:value="42.5667433261871" calcext:value-type="float">
            <text:p>42.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3">
          <table:table-cell/>
          <table:table-cell office:value-type="float" office:value="30004652" calcext:value-type="float">
            <text:p>30004652</text:p>
          </table:table-cell>
          <table:table-cell table:formula="of:=[.B167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7]/60/1024/1024" office:value-type="float" office:value="56.7524222056071" calcext:value-type="float">
            <text:p>56.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Using write() instead of fprintf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7780</text:p>
          </table:table-cell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70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0]/60/1024/1024" office:value-type="float" office:value="42.5667465051015" calcext:value-type="float">
            <text:p>42.5667465051</text:p>
          </table:table-cell>
          <table:table-cell table:number-columns-repeated="2"/>
        </table:table-row>
        <table:table-row table:style-name="ro3">
          <table:table-cell/>
          <table:table-cell office:value-type="float" office:value="22504772" calcext:value-type="float">
            <text:p>22504772</text:p>
          </table:table-cell>
          <table:table-cell table:formula="of:=[.B171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1]/60/1024/1024" office:value-type="float" office:value="42.5667465051015" calcext:value-type="float">
            <text:p>42.566746505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17:59:04.209494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Vignéras</meta:initial-creator>
    <meta:creation-date>2013-07-17T08:57:15</meta:creation-date>
    <dc:date>2014-09-18T19:09:08.255680044</dc:date>
    <dc:creator>Pierre Vignéras</dc:creator>
    <meta:editing-duration>P3DT12H9M44S</meta:editing-duration>
    <meta:editing-cycles>41</meta:editing-cycles>
    <meta:generator>LibreOffice/4.2.5.2$Linux_X86_64 LibreOffice_project/420m0$Build-2</meta:generator>
    <meta:document-statistic meta:table-count="3" meta:cell-count="419" meta:object-count="0"/>
  </office:meta>
</office:document-meta>
</file>